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4"/>The Human Perspective on Data and Data-Centrism<text:bookmark-end text:name="chapter-4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9T11:03:22Z</meta:creation-date>
    <dc:date>2021-03-09T11:03:22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